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bold" officeooo:rsid="0021c6e8" officeooo:paragraph-rsid="0021c6e8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72513" officeooo:paragraph-rsid="00072513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2318a5" officeooo:paragraph-rsid="002318a5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072513" officeooo:paragraph-rsid="00072513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officeooo:rsid="00072513" officeooo:paragraph-rsid="00072513" style:font-size-asian="12pt" style:font-size-complex="12pt"/>
    </style:style>
    <style:style style:name="P6" style:family="paragraph" style:parent-style-name="Standard">
      <style:text-properties fo:font-size="12pt" officeooo:rsid="00072513" officeooo:paragraph-rsid="000e8fa3" style:font-size-asian="12pt" style:font-size-complex="12pt"/>
    </style:style>
    <style:style style:name="P7" style:family="paragraph" style:parent-style-name="Standard">
      <style:text-properties fo:font-size="12pt" officeooo:rsid="000e8fa3" officeooo:paragraph-rsid="000e8fa3" style:font-size-asian="12pt" style:font-size-complex="12pt"/>
    </style:style>
    <style:style style:name="P8" style:family="paragraph" style:parent-style-name="Standard">
      <style:text-properties fo:font-size="12pt" officeooo:rsid="00091d2a" officeooo:paragraph-rsid="00091d2a" style:font-size-asian="12pt" style:font-size-complex="12pt"/>
    </style:style>
    <style:style style:name="P9" style:family="paragraph" style:parent-style-name="Standard">
      <style:text-properties fo:font-size="12pt" officeooo:rsid="00091d2a" officeooo:paragraph-rsid="000a82b2" style:font-size-asian="12pt" style:font-size-complex="12pt"/>
    </style:style>
    <style:style style:name="P10" style:family="paragraph" style:parent-style-name="Standard">
      <style:text-properties fo:font-size="12pt" officeooo:rsid="000a82b2" officeooo:paragraph-rsid="000a82b2" style:font-size-asian="12pt" style:font-size-complex="12pt"/>
    </style:style>
    <style:style style:name="P11" style:family="paragraph" style:parent-style-name="Standard">
      <style:text-properties fo:font-size="12pt" officeooo:rsid="0011cf26" officeooo:paragraph-rsid="0011cf26" style:font-size-asian="12pt" style:font-size-complex="12pt"/>
    </style:style>
    <style:style style:name="P12" style:family="paragraph" style:parent-style-name="Standard">
      <style:text-properties fo:font-size="12pt" officeooo:rsid="001dc093" officeooo:paragraph-rsid="001dc093" style:font-size-asian="12pt" style:font-size-complex="12pt"/>
    </style:style>
    <style:style style:name="P13" style:family="paragraph" style:parent-style-name="Standard">
      <style:text-properties fo:font-size="12pt" officeooo:rsid="00244933" officeooo:paragraph-rsid="00244933" style:font-size-asian="12pt" style:font-size-complex="12pt"/>
    </style:style>
    <style:style style:name="P14" style:family="paragraph" style:parent-style-name="Standard">
      <style:text-properties fo:font-size="12pt" fo:font-style="italic" officeooo:rsid="00096954" officeooo:paragraph-rsid="00244933" style:font-size-asian="12pt" style:font-style-asian="italic" style:font-size-complex="12pt" style:font-style-complex="italic"/>
    </style:style>
    <style:style style:name="P15" style:family="paragraph" style:parent-style-name="Standard">
      <style:text-properties fo:font-size="12pt" fo:font-style="italic" officeooo:rsid="000a82b2" officeooo:paragraph-rsid="000a82b2" style:font-size-asian="12pt" style:font-style-asian="italic" style:font-size-complex="12pt" style:font-style-complex="italic"/>
    </style:style>
    <style:style style:name="P16" style:family="paragraph" style:parent-style-name="Standard">
      <style:text-properties fo:font-size="12pt" fo:font-style="italic" style:text-underline-style="none" fo:font-weight="normal" officeooo:rsid="00100a15" officeooo:paragraph-rsid="00100a15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 style:list-style-name="L1">
      <style:text-properties fo:font-size="12pt" officeooo:rsid="00072513" officeooo:paragraph-rsid="00072513" style:font-size-asian="12pt" style:font-size-complex="12pt"/>
    </style:style>
    <style:style style:name="P18" style:family="paragraph" style:parent-style-name="Standard" style:list-style-name="L2">
      <style:text-properties fo:font-size="12pt" officeooo:rsid="00072513" officeooo:paragraph-rsid="00072513" style:font-size-asian="12pt" style:font-size-complex="12pt"/>
    </style:style>
    <style:style style:name="P19" style:family="paragraph" style:parent-style-name="Standard">
      <style:text-properties fo:font-size="12pt" officeooo:rsid="00072513" officeooo:paragraph-rsid="00072513" style:font-size-asian="12pt" style:font-size-complex="12pt"/>
    </style:style>
    <style:style style:name="P20" style:family="paragraph" style:parent-style-name="Standard" style:list-style-name="L3">
      <style:text-properties fo:font-size="12pt" officeooo:rsid="000e8fa3" officeooo:paragraph-rsid="000e8fa3" style:font-size-asian="12pt" style:font-size-complex="12pt"/>
    </style:style>
    <style:style style:name="P21" style:family="paragraph" style:parent-style-name="Standard" style:list-style-name="L4">
      <style:text-properties fo:font-size="12pt" officeooo:rsid="00091d2a" officeooo:paragraph-rsid="00091d2a" style:font-size-asian="12pt" style:font-size-complex="12pt"/>
    </style:style>
    <style:style style:name="P22" style:family="paragraph" style:parent-style-name="Standard" style:list-style-name="L6">
      <style:text-properties fo:font-size="12pt" officeooo:rsid="00297960" officeooo:paragraph-rsid="00297960" style:font-size-asian="12pt" style:font-size-complex="12pt"/>
    </style:style>
    <style:style style:name="P23" style:family="paragraph" style:parent-style-name="Standard" style:list-style-name="L1">
      <style:text-properties fo:font-size="12pt" officeooo:rsid="00096954" officeooo:paragraph-rsid="00096954" style:font-size-asian="12pt" style:font-size-complex="12pt"/>
    </style:style>
    <style:style style:name="P24" style:family="paragraph" style:parent-style-name="Standard" style:list-style-name="L5">
      <style:text-properties fo:font-size="12pt" fo:font-style="italic" officeooo:rsid="00244933" officeooo:paragraph-rsid="00244933" style:font-size-asian="12pt" style:font-style-asian="italic" style:font-size-complex="12pt" style:font-style-complex="italic"/>
    </style:style>
    <style:style style:name="P25" style:family="paragraph" style:parent-style-name="Standard" style:list-style-name="L1">
      <style:text-properties style:font-name="Liberation Serif" fo:font-size="12pt" fo:font-style="italic" officeooo:rsid="00100a15" officeooo:paragraph-rsid="00100a15" style:font-size-asian="12pt" style:font-style-asian="italic" style:font-size-complex="12pt" style:font-style-complex="italic"/>
    </style:style>
    <style:style style:name="P26" style:family="paragraph" style:parent-style-name="Standard" style:list-style-name="L1">
      <style:text-properties style:font-name="Liberation Serif" fo:font-size="12pt" fo:font-style="italic" officeooo:rsid="00244933" officeooo:paragraph-rsid="002788d4" style:font-size-asian="12pt" style:font-style-asian="italic" style:font-size-complex="12pt" style:font-style-complex="italic"/>
    </style:style>
    <style:style style:name="P27" style:family="paragraph" style:parent-style-name="Standard" style:list-style-name="L1">
      <style:text-properties style:font-name="Liberation Serif" fo:font-size="12pt" fo:font-style="italic" officeooo:rsid="00244933" officeooo:paragraph-rsid="00244933" style:font-size-asian="12pt" style:font-style-asian="italic" style:font-size-complex="12pt" style:font-style-complex="italic"/>
    </style:style>
    <style:style style:name="P28" style:family="paragraph" style:parent-style-name="Standard" style:list-style-name="L1">
      <style:text-properties style:font-name="Liberation Serif" fo:font-size="12pt" fo:font-style="italic" officeooo:rsid="001586a0" officeooo:paragraph-rsid="001586a0" style:font-size-asian="12pt" style:font-style-asian="italic" style:font-size-complex="12pt" style:font-style-complex="italic"/>
    </style:style>
    <style:style style:name="P29" style:family="paragraph" style:parent-style-name="Standard" style:list-style-name="L1">
      <style:text-properties style:font-name="Liberation Serif" fo:font-size="12pt" fo:font-style="italic" officeooo:rsid="001c7ad3" officeooo:paragraph-rsid="001c7ad3" style:font-size-asian="12pt" style:font-style-asian="italic" style:font-size-complex="12pt" style:font-style-complex="italic"/>
    </style:style>
    <style:style style:name="P30" style:family="paragraph" style:parent-style-name="Standard" style:list-style-name="L1">
      <style:text-properties style:font-name="Liberation Serif" fo:font-size="12pt" fo:font-style="italic" officeooo:rsid="001dc093" officeooo:paragraph-rsid="001dc093" style:font-size-asian="12pt" style:font-style-asian="italic" style:font-size-complex="12pt" style:font-style-complex="italic"/>
    </style:style>
    <style:style style:name="P31" style:family="paragraph" style:parent-style-name="Standard" style:list-style-name="L1">
      <style:text-properties style:font-name="Liberation Serif" fo:font-size="12pt" fo:font-style="italic" officeooo:rsid="0028be4a" officeooo:paragraph-rsid="0028be4a" style:font-size-asian="12pt" style:font-style-asian="italic" style:font-size-complex="12pt" style:font-style-complex="italic"/>
    </style:style>
    <style:style style:name="P32" style:family="paragraph" style:parent-style-name="Standard" style:list-style-name="L1">
      <style:text-properties style:font-name="Liberation Serif" fo:font-size="12pt" fo:font-style="italic" officeooo:rsid="00297960" officeooo:paragraph-rsid="00297960" style:font-size-asian="12pt" style:font-style-asian="italic" style:font-size-complex="12pt" style:font-style-complex="italic"/>
    </style:style>
    <style:style style:name="T1" style:family="text">
      <style:text-properties officeooo:rsid="00096954"/>
    </style:style>
    <style:style style:name="T2" style:family="text">
      <style:text-properties officeooo:rsid="0011cf26"/>
    </style:style>
    <style:style style:name="T3" style:family="text">
      <style:text-properties officeooo:rsid="00147d6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12c2" style:font-weight-asian="bold" style:font-weight-complex="bold"/>
    </style:style>
    <style:style style:name="T6" style:family="text">
      <style:text-properties officeooo:rsid="001ef091"/>
    </style:style>
    <style:style style:name="T7" style:family="text">
      <style:text-properties officeooo:rsid="00204103"/>
    </style:style>
    <style:style style:name="T8" style:family="text">
      <style:text-properties style:font-name="Liberation Serif"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Snoeien, maaien, groenonderhoud, onderhoud bosplantsoen, bomen</text:p>
      <text:p text:style-name="P4"/>
      <text:p text:style-name="P4">Schone Stad<text:span text:style-name="T6"> (Irado: 010-2621000); postcode 3181</text:span></text:p>
      <text:p text:style-name="P5"/>
      <text:list xml:id="list1355205161" text:style-name="L6">
        <text:list-item>
          <text:p text:style-name="P22">Afvaltag</text:p>
        </text:list-item>
      </text:list>
      <text:list xml:id="list129177400" text:style-name="L1">
        <text:list-item>
          <text:p text:style-name="P17">Bouw, -<text:span text:style-name="T3"> </text:span>sloopafval -&gt; bedrijfscontainer mogelijk</text:p>
        </text:list-item>
        <text:list-item>
          <text:p text:style-name="P23"><text:span text:style-name="T8">Huiscontainer (kliko) aanvragen, omwisselen, inleveren, beschadigd en/of gestolen (ook status)</text:span></text:p>
        </text:list-item>
        <text:list-item>
          <text:p text:style-name="P25">Grofvuil niet opgehaald</text:p>
        </text:list-item>
        <text:list-item>
          <text:p text:style-name="P31">Melding niet afgehandeld</text:p>
        </text:list-item>
        <text:list-item>
          <text:p text:style-name="P31">Meldr → Instructies (download knop)</text:p>
        </text:list-item>
        <text:list-item>
          <text:p text:style-name="P32">Melding verkeerslichten (E-suite)</text:p>
        </text:list-item>
        <text:list-item>
          <text:p text:style-name="P25">Huiscontainer niet geleegd</text:p>
        </text:list-item>
        <text:list-item>
          <text:p text:style-name="P26">Inboedel opslaan na ontruiming</text:p>
        </text:list-item>
        <text:list-item>
          <text:p text:style-name="P28">Ondergrondse containers (<text:span text:style-name="T4">kaart</text:span><text:span text:style-name="T5"> van containers</text:span>)</text:p>
        </text:list-item>
        <text:list-item>
          <text:p text:style-name="P29">MSB-melding ADOPTANT met nr.</text:p>
        </text:list-item>
        <text:list-item>
          <text:p text:style-name="P30">Straatkolk</text:p>
        </text:list-item>
        <text:list-item>
          <text:p text:style-name="P27">Iets waardevols in de container laten vallen</text:p>
        </text:list-item>
      </text:list>
      <text:p text:style-name="P14"/>
      <text:list xml:id="list2576595815" text:style-name="L2">
        <text:list-item>
          <text:p text:style-name="P18">Restafval <text:span text:style-name="T4">(zwart)</text:span><text:span text:style-name="T1"> <text:s/>-&gt; afvalwijzer</text:span></text:p>
        </text:list-item>
        <text:list-item>
          <text:p text:style-name="P18">GFT (<text:span text:style-name="T4">groen)</text:span></text:p>
        </text:list-item>
        <text:list-item>
          <text:p text:style-name="P18">Papier <text:span text:style-name="T4">(blauw)</text:span></text:p>
        </text:list-item>
      </text:list>
      <text:p text:style-name="P5"/>
      <text:list xml:id="list3786216762" text:style-name="L3">
        <text:list-item>
          <text:p text:style-name="P20">De huis-en bedrijfscontainer <text:span text:style-name="T7">aanvragen </text:span>in de E-suite<text:span text:style-name="T2"> (minicontainer)</text:span></text:p>
        </text:list-item>
        <text:list-item>
          <text:p text:style-name="P20">Containeradoptie in de E-suite</text:p>
        </text:list-item>
      </text:list>
      <text:p text:style-name="P7"/>
      <text:p text:style-name="P7">Vergeet niet bij email: fictief@rotterdam.nl in te vullen</text:p>
      <text:p text:style-name="P7">En bij telefoonnr.: 00000000</text:p>
      <text:p text:style-name="P6"/>
      <text:p text:style-name="P4">Melding Systeem Buitenruimte</text:p>
      <text:p text:style-name="P4"/>
      <text:p text:style-name="P16">Melding niet afgehandeld</text:p>
      <text:p text:style-name="P8">Welke afdelingen maken gebruik van MSB?</text:p>
      <text:list xml:id="list1683787652" text:style-name="L4">
        <text:list-item>
          <text:p text:style-name="P21">schone stad algemeen</text:p>
        </text:list-item>
        <text:list-item>
          <text:p text:style-name="P21">openbare werken algemeen</text:p>
        </text:list-item>
        <text:list-item>
          <text:p text:style-name="P21">toezicht &amp; handhaving algemeen</text:p>
        </text:list-item>
      </text:list>
      <text:p text:style-name="P10"/>
      <text:p text:style-name="P15">Uitbellijst</text:p>
      <text:p text:style-name="P15">Buiten Scope (woonstad, woonbron etc.)</text:p>
      <text:p text:style-name="P9"/>
      <text:p text:style-name="P11">Buitenbeter app over meldingen over de buitenruimte</text:p>
      <text:p text:style-name="P12">Trashr app (zoek op app)</text:p>
      <text:p text:style-name="P12"/>
      <text:p text:style-name="P13">Groente, fruit- en etensresten + tuinafval Kralingen en Ijsselmonde</text:p>
      <text:p text:style-name="P13">Groente, fruit- en etensresten + tuinafval Lage Land en Oosterflank</text:p>
      <text:p text:style-name="P13"/>
      <text:list xml:id="list800389179" text:style-name="L5">
        <text:list-header>
          <text:p text:style-name="P24"/>
        </text:list-header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rsid="0021c6e8" officeooo:paragraph-rsid="0021c6e8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chonestadmsb.od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50:35.073909449</meta:creation-date>
    <dc:date>2022-11-14T08:32:35.137098899</dc:date>
    <meta:editing-duration>PT50M42S</meta:editing-duration>
    <meta:editing-cycles>31</meta:editing-cycles>
    <meta:generator>LibreOffice/6.1.5.2$Linux_X86_64 LibreOffice_project/10$Build-2</meta:generator>
    <meta:print-date>2021-12-24T21:36:49.262842288</meta:print-date>
    <meta:document-statistic meta:table-count="0" meta:image-count="0" meta:object-count="0" meta:page-count="1" meta:paragraph-count="36" meta:word-count="181" meta:character-count="1263" meta:non-whitespace-character-count="1138"/>
  </office:meta>
</office:document-meta>
</file>